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Available at PJRC: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vailable at Digi-Key: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fairchild-semiconductor/1N4148TA/1N4148TACT-ND/1532747" xlink:type="simple">http://www.digikey.com/product-detail/en/fairchild-semiconductor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table:style-name="ce2" office:value-type="string" calcext:value-type="string">
            <text:p>parts for tutorial_4_two-matrix_split_keyboard.md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/O Expander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23018-E/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search/en?x=18&amp;y=18&amp;lang=en&amp;site=us&amp;keywords=MCP23018-E%2FSP" xlink:type="simple">http://www.digikey.com/product-search/en?x=18&amp;y=18&amp;lang=en&amp;site=us&amp;keywords=MCP23018-E%2FSP</text:a></text:p>
          </table:table-cell>
          <table:table-cell office:value-type="string" calcext:value-type="string">
            <text:p>IO expander for split keyboards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K104K15X7RF5TH5/BC1101CT-ND/286723" xlink:type="simple">http://www.digikey.com/product-detail/en/K104K15X7RF5TH5/BC1101CT-ND/286723</text:a></text:p>
          </table:table-cell>
          <table:table-cell table:style-name="ce3" office:value-type="string" calcext:value-type="string">
            <text:p>decoupling capacitor for I/O expander</text:p>
          </table:table-cell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pull-up resistors for I2C <text:s/>I/O expander</text:p>
          </table:table-cell>
        </table:table-row>
        <table:table-row table:style-name="ro2">
          <table:table-cell/>
          <table:table-cell table:style-name="ce2" office:value-type="string" calcext:value-type="string">
            <text:p>parts for tutorial_5_LEDs.md, two LEDs and resistors:</text:p>
          </table:table-cell>
          <table:table-cell table:number-columns-repeated="4"/>
          <table:table-cell office:value-type="string" calcext:value-type="string">
            <text:p>choice of LED colors, 2 LEDs are needed for the tutorial</text:p>
          </table:table-cell>
        </table:table-row>
        <table:table-row table:style-name="ro2">
          <table:table-cell/>
          <table:table-cell office:value-type="string" calcext:value-type="string">
            <text:p>3mm blue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B8C7/365-1201-ND/827137" xlink:type="simple">http://www.digikey.com/product-detail/en/OVLLB8C7/365-1201-ND/827137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green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G8C7/365-1202-ND/827138" xlink:type="simple">http://www.digikey.com/product-detail/en/OVLLG8C7/365-1202-ND/827138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470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stackpole-electronics-inc/CF14JT470R/CF14JT470RCT-ND/1830342" xlink:type="simple">http://www.digikey.com/product-detail/en/stackpole-electronics-inc/CF14JT470R/CF14JT470RCT-ND/1830342</text:a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parts for tutorial_10_active_high.md</text:p>
          </table:table-cell>
          <table:table-cell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pull-down resistors per colum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vailable on eBay and AliExpress:</text:p>
          </table:table-cell>
          <table:table-cell table:number-columns-repeated="2"/>
          <table:table-cell office:value-type="string" calcext:value-type="string">
            <text:p><text:a xlink:href="http://www.ebay.com/sch/Electronic-Component-Tools-/73154/i.html" xlink:type="simple">http://www.ebay.com/sch/Electronic-Component-Tools-/73154/i.html</text:a></text:p>
          </table:table-cell>
          <table:table-cell/>
          <table:table-cell office:value-type="string" calcext:value-type="string">
            <text:p><text:a xlink:href="http://www.aliexpress.com/category/502/electronic-components-supplies.html?spm=2114.01020208.2.3.BQd7nM" xlink:type="simple">http://www.aliexpress.com/category/502/electronic-components-supplies.html?spm=2114.01020208.2.3.BQd7nM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ssorted jumpers, male-male, 65 piec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NING: I bought 65 pieces colored jumper wires on eBay and two of them where dead,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2 had a thin layer of clear glue on the pin that prevented good contact, but could be scraped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sider getting two breadboards, two controllers, and extra parts so you don't have to take apart one prototype to try another prototyp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hen your done with the breadboard, the Teensy LC can be reused on the PCB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20:58:29.579566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6-12T21:03:09.587065604</dc:date>
    <meta:editing-duration>PT4H11M52S</meta:editing-duration>
    <meta:editing-cycles>32</meta:editing-cycles>
    <meta:generator>LibreOffice/4.4.7.2$Linux_X86_64 LibreOffice_project/40$Build-2</meta:generator>
    <meta:document-statistic meta:table-count="1" meta:cell-count="84" meta:object-count="0"/>
  </office:meta>
</office:document-meta>
</file>